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Ex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ttribut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number-columns-repeated="3"/>
          <table:table-cell office:value-type="string" calcext:value-type="string">
            <text:p>sl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string" calcext:value-type="string">
            <text:p>sepal length</text:p>
          </table:table-cell>
          <table:table-cell office:value-type="float" office:value="4.3" calcext:value-type="float">
            <text:p>4,3</text:p>
          </table:table-cell>
          <table:table-cell office:value-type="float" office:value="7.9" calcext:value-type="float">
            <text:p>7,9</text:p>
          </table:table-cell>
          <table:table-cell office:value-type="float" office:value="5.84" calcext:value-type="float">
            <text:p>5,84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office:value-type="string" calcext:value-type="string">
            <text:p>Iris 1</text:p>
          </table:table-cell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epal width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office:value-type="float" office:value="3.05" calcext:value-type="float">
            <text:p>3,05</text:p>
          </table:table-cell>
          <table:table-cell office:value-type="float" office:value="0.43" calcext:value-type="float">
            <text:p>0,43</text:p>
          </table:table-cell>
          <table:table-cell table:number-columns-repeated="2"/>
          <table:table-cell office:value-type="string" calcext:value-type="string">
            <text:p>Iris 2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petal length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,9</text:p>
          </table:table-cell>
          <table:table-cell office:value-type="float" office:value="3.76" calcext:value-type="float">
            <text:p>3,76</text:p>
          </table:table-cell>
          <table:table-cell office:value-type="float" office:value="1.76" calcext:value-type="float">
            <text:p>1,76</text:p>
          </table:table-cell>
          <table:table-cell table:number-columns-repeated="2"/>
          <table:table-cell office:value-type="string" calcext:value-type="string">
            <text:p>Iris 3</text:p>
          </table:table-cell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etal width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0.76" calcext:value-type="float">
            <text:p>0,7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Question 2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sl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(iris1,iris2)</text:p>
          </table:table-cell>
          <table:table-cell table:formula="of:=(([.I3]-[.I2])/([.C2]-[.B2]))^2" office:value-type="float" office:value="0.278549382716049" calcext:value-type="float">
            <text:p>0,2785493827</text:p>
          </table:table-cell>
          <table:table-cell table:formula="of:=(([.J3]-[.J2])/([.C3]-[.B3]))^2" office:value-type="float" office:value="0.015625" calcext:value-type="float">
            <text:p>0,015625</text:p>
          </table:table-cell>
          <table:table-cell table:formula="of:=(([.K3]-[.K2])/([.C4]-[.B4]))^2" office:value-type="float" office:value="0.312841137604137" calcext:value-type="float">
            <text:p>0,3128411376</text:p>
          </table:table-cell>
          <table:table-cell table:formula="of:=(([.L3]-[.L2])/([.C5]-[.B5]))^2" office:value-type="float" office:value="0.25" calcext:value-type="float">
            <text:p>0,25</text:p>
          </table:table-cell>
          <table:table-cell table:formula="of:=SQRT([.B9]+[.C9]+[.D9]+[.E9])" office:value-type="float" office:value="0.925751327474169" calcext:value-type="float">
            <text:p>0,925751327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(iris2,iris3)</text:p>
          </table:table-cell>
          <table:table-cell table:formula="of:=(([.I4]-[.I3])/([.C2]-[.B2]))^2" office:value-type="float" office:value="0.0378086419753087" calcext:value-type="float">
            <text:p>0,037808642</text:p>
          </table:table-cell>
          <table:table-cell table:formula="of:=(([.J4]-[.J3])/([.C3]-[.B3]))^2" office:value-type="float" office:value="0.0017361111111111" calcext:value-type="float">
            <text:p>0,0017361111</text:p>
          </table:table-cell>
          <table:table-cell table:formula="of:=(([.K4]-[.K3])/([.C4]-[.B4]))^2" office:value-type="float" office:value="0.0485492674518816" calcext:value-type="float">
            <text:p>0,0485492675</text:p>
          </table:table-cell>
          <table:table-cell table:formula="of:=(([.L4]-[.L3])/([.C5]-[.B5]))^2" office:value-type="float" office:value="0.210069444444444" calcext:value-type="float">
            <text:p>0,2100694444</text:p>
          </table:table-cell>
          <table:table-cell table:formula="of:=SQRT([.B10]+[.C10]+[.D10]+[.E10])" office:value-type="float" office:value="0.546043464371423" calcext:value-type="float">
            <text:p>0,546043464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(iris1,iris3)</text:p>
          </table:table-cell>
          <table:table-cell table:formula="of:=(([.I4]-[.I2])/([.C2]-[.B2]))^2" office:value-type="float" office:value="0.111111111111111" calcext:value-type="float">
            <text:p>0,1111111111</text:p>
          </table:table-cell>
          <table:table-cell table:formula="of:=(([.J4]-[.J2])/([.C3]-[.B3]))^2" office:value-type="float" office:value="0.00694444444444446" calcext:value-type="float">
            <text:p>0,0069444444</text:p>
          </table:table-cell>
          <table:table-cell table:formula="of:=(([.K4]-[.K2])/([.C4]-[.B4]))^2" office:value-type="float" office:value="0.607871301350187" calcext:value-type="float">
            <text:p>0,6078713014</text:p>
          </table:table-cell>
          <table:table-cell table:formula="of:=(([.L4]-[.L2])/([.C5]-[.B5]))^2" office:value-type="float" office:value="0.918402777777778" calcext:value-type="float">
            <text:p>0,9184027778</text:p>
          </table:table-cell>
          <table:table-cell table:formula="of:=SQRT([.B11]+[.C11]+[.D11]+[.E11])" office:value-type="float" office:value="1.28231417159896" calcext:value-type="float">
            <text:p>1,2823141716</text:p>
          </table:table-cell>
          <table:table-cell table:number-columns-repeated="6"/>
        </table:table-row>
      </table:table>
      <table:table table:name="Ex2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int</text:p>
          </table:table-cell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Ordonnée</text:p>
          </table:table-cell>
          <table:table-cell/>
          <table:table-cell office:value-type="string" calcext:value-type="string">
            <text:p>dC1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943" calcext:value-type="float">
            <text:p>0,943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4"/>
        </table:table-row>
      </table:table>
      <table:table table:name="Ex5" table:style-name="ta1">
        <table:table-column table:style-name="co1" table:default-cell-style-name="ce5"/>
        <table:table-column table:style-name="co1" table:number-columns-repeated="4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Nb Especes</text:p>
          </table:table-cell>
          <table:table-cell table:style-name="ce3" office:value-type="string" calcext:value-type="string">
            <text:p>Nb Bases</text:p>
          </table:table-cell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Végé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0536" calcext:value-type="float">
            <text:p>1205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756" calcext:value-type="float">
            <text:p>127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100" calcext:value-type="float">
            <text:p>121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Question 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d(P1;P2)</text:p>
          </table:table-cell>
          <table:table-cell table:style-name="Default" table:formula="of:=SQRT((([.B3]-[.B2])/11)^2+([.C3]-[.C2])/4^2+(([.D3]-[.D2])/(120536-2300))^2+1)" office:value-type="float" office:value="1.51227580317863" calcext:value-type="float">
            <text:p>1,5122758032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Question 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,462</text:p>
          </table:table-cell>
          <table:table-cell office:value-type="float" office:value="0.666" calcext:value-type="float">
            <text:p>0,666</text:p>
          </table:table-cell>
          <table:table-cell office:value-type="float" office:value="0.538" calcext:value-type="float">
            <text:p>0,538</text:p>
          </table:table-cell>
          <table:table-cell table:style-name="ce4" office:value-type="float" office:value="0.478" calcext:value-type="float">
            <text:p>0,478</text:p>
          </table:table-cell>
          <table:table-cell table:style-name="ce4" office:value-type="float" office:value="0.334" calcext:value-type="float">
            <text:p>0,334</text:p>
          </table:table-cell>
          <table:table-cell table:style-name="ce4" office:value-type="float" office:value="0.666" calcext:value-type="float">
            <text:p>0,666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,428</text:p>
          </table:table-cell>
          <table:table-cell office:value-type="float" office:value="0.466" calcext:value-type="float">
            <text:p>0,466</text:p>
          </table:table-cell>
          <table:table-cell table:style-name="ce4" office:value-type="float" office:value="0.334" calcext:value-type="float">
            <text:p>0,334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786" calcext:value-type="float">
            <text:p>0,786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4" office:value-type="float" office:value="0.44" calcext:value-type="float">
            <text:p>0,44</text:p>
          </table:table-cell>
          <table:table-cell table:style-name="ce4" office:value-type="float" office:value="0.652" calcext:value-type="float">
            <text:p>0,652</text:p>
          </table:table-cell>
          <table:table-cell table:style-name="ce4" office:value-type="float" office:value="0.846" calcext:value-type="float">
            <text:p>0,846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float" office:value="0.482" calcext:value-type="float">
            <text:p>0,482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572" calcext:value-type="float">
            <text:p>0,572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636" calcext:value-type="float">
            <text:p>0,636</text:p>
          </table:table-cell>
          <table:table-cell table:style-name="ce4" office:value-type="float" office:value="0.76" calcext:value-type="float">
            <text:p>0,76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number-columns-repeated="4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487" calcext:value-type="float">
            <text:p>0,487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number-columns-repeated="4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rand Jean-frederic</meta:initial-creator>
    <meta:creation-date>2016-02-08T15:30:42.623778291</meta:creation-date>
    <dc:date>2016-02-08T17:12:54.091085775</dc:date>
    <dc:creator>Durand Jean-frederic</dc:creator>
    <meta:editing-duration>PT41M27S</meta:editing-duration>
    <meta:editing-cycles>6</meta:editing-cycles>
    <meta:generator>LibreOffice/4.3.3.2$Linux_X86_64 LibreOffice_project/430m0$Build-2</meta:generator>
    <meta:document-statistic meta:table-count="3" meta:cell-count="207" meta:object-count="0"/>
  </office:meta>
</office:document-meta>
</file>